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P20" style:parent-style-name="Základnítext" style:family="paragraph">
      <style:paragraph-properties fo:text-align="start"/>
    </style:style>
    <style:style style:name="P21" style:parent-style-name="Základnítext" style:family="paragraph">
      <style:paragraph-properties fo:text-align="start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60/2023</text:p>
            <text:p text:style-name="Normální">KVOP-47988/2023</text:p>
            <text:p text:style-name="Normální">22. 12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F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Odkaz na zveřejněnou<text:s/>informaci<text:line-break/>podle zákona č. 106/1999 Sb., o svobodném přístupu k informacím<text:span text:style-name="Značkapozn.podčarou"><text:note text:note-class="footnote" text:id="_ftn0"><text:note-citation>1</text:note-citation><text:note-body><text:p text:style-name="Textpozn.podčarou"><text:s/><text:tab/>Ustanovení § 6 odst. 1 zákona o svobodném přístupu k informacím: „Pokud žádost o poskytnutí informace směřuje k poskytnutí zveřejněné informace, může povinný subjekt […] místo poskytnutí informace sdělit žadateli údaje umožňující vyhledání a získání zveřejněné informace, zejména odkaz na internetovou stránku, kde se informace nachází.“</text:p></text:note-body></text:note></text:span></text:h>
      <text:p text:style-name="Základnítext"/>
      <text:p text:style-name="Základnítext">Vážený pane F.,</text:p>
      <text:p text:style-name="Základnítext">dne 15. 12. 2023 obdržel veřejný ochránce práv Vaši žádost o informace. Žádáte o:</text:p>
      <text:list text:style-name="LFO3_1" text:continue-numbering="true">
        <text:list-item>
          <text:p text:style-name="P18">Dokument s názvem Nečinnost úřadů<text:s/></text:p>
        </text:list-item>
        <text:list-item>
          <text:p text:style-name="P19">Žádost o uplatnění opatření proti nečinnosti úřadu podle § 80 odst. 3 správního řádu, nebo podnět k uplatnění opatření proti nečinnosti úřadu nebo podnět k uplatnění opatření proti nečinnosti úřadu</text:p>
        </text:list-item>
        <text:list-item>
          <text:p text:style-name="P20">Žádost o<text:s/>zadostiučinění za nemajetkovou újmu způsobenou nepřiměřenou délkou právního řízení</text:p>
        </text:list-item>
        <text:list-item>
          <text:p text:style-name="P21">Doplňující informace k žádosti o zadostiučinění za nemajetkovou újmu způsobenou nepřiměřenou délkou řízení</text:p>
        </text:list-item>
      </text:list>
      <text:p text:style-name="Základnítext">Požadované informaci najdete na webu ombudsmana (<text:a xlink:href="https://www.ochrance.cz" office:target-frame-name="_top" xlink:show="replace"><text:span text:style-name="Hypertextovýodkaz">www.ochrance.cz</text:span></text:a>) v části Potřebuji pomoc → Nevím si rady se svou životní situací → Státní správa a samospráva a v části Potřebuji pomoc → Nevím si rady se svou životní situací → Formuláře</text:p>
      <text:p text:style-name="Základnítext"><text:a xlink:href="https://www.ochrance.cz/letaky/necinnost-uradu/necinnost-uradu.pdf" office:target-frame-name="_top" xlink:show="replace"><text:span text:style-name="Hypertextovýodkaz">https://www.ochrance.cz/letaky/necinnost-uradu/necinnost-uradu.pdf</text:span></text:a><text:s/></text:p>
      <text:p text:style-name="Základnítext"><text:a xlink:href="https://www.ochrance.cz/letaky/zadost-necinnost/formular-opatreni_proti_necinnosti-urad.docx" office:target-frame-name="_top" xlink:show="replace"><text:span text:style-name="Hypertextovýodkaz">https://www.ochrance.cz/letaky/zadost-</text:span><text:span text:style-name="Hypertextovýodkaz">necinnost/formular-opatreni_proti_necinnosti-urad.docx</text:span></text:a><text:s/></text:p>
      <text:p text:style-name="Základnítext"><text:a xlink:href="https://www.ochrance.cz/letaky/zadost-o-zadostiucenini-spravni/formular-zadostiucineni_delka_spravniho_rizeni.docx" office:target-frame-name="_top" xlink:show="replace"><text:span text:style-name="Hypertextovýodkaz">https://www.ochrance.cz/letaky/zadost-o-zadostiucenini-spravni/formu</text:span><text:span text:style-name="Hypertextovýodkaz">lar-zadostiucineni_delka_spravniho_rizeni.docx</text:span></text:a><text:s/></text:p>
      <text:p text:style-name="Základnítext"><text:a xlink:href="https://www.ochrance.cz/letaky/zadost-o-zadostiucenini-spravni/formular-zadostiucineni_delka_spravniho_rizeni_priloha.pdf" office:target-frame-name="_top" xlink:show="replace"><text:span text:style-name="Hypertextovýodkaz">https://www.ochrance.cz/letaky/zadost-o-zadostiucenini-spravni/formul</text:span><text:span text:style-name="Hypertextovýodkaz">ar-zadostiucineni_delka_spravniho_rizeni_priloha.pdf</text:span></text:a><text:s/></text:p>
      <text:p text:style-name="Základnítext"/>
      <text:p text:style-name="Základnítext">S pozdravem</text:p>
      <text:p text:style-name="Základnítext"/>
      <text:p text:style-name="Základnítext"/>
      <text:p text:style-name="P22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30DX*</text:span></text:p>
        <text:p text:style-name="P12"><text:span text:style-name="T13">KVOPX00E30DX</text:span>KVOPX00E30D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1-05T10:49:00Z</meta:creation-date>
    <dc:date>2024-01-05T10:50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291" meta:character-count="2007" meta:row-count="14" meta:non-whitespace-character-count="1720"/>
  </office:meta>
</office:document-meta>
</file>